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 style:shadow="#808080 0.18cm 0.18cm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3">
      <style:paragraph-properties fo:text-align="start" style:justify-single-word="false" style:shadow="#808080 0.18cm 0.18cm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Modifica CHECK DATAMATRIX NOZZLE EVO da supervisore</text:p>
      <text:p text:style-name="P3"><text:s/></text:p>
      <text:p text:style-name="P1"/>
      <text:p text:style-name="P1"/>
      <text:list xml:id="list34540737" text:style-name="L3">
        <text:list-item>
          <text:p text:style-name="P4">Aggiunto ENABLE su pagine “EVO INSERT” per abilitare o meno la lettura DATAMATRIX da supervisore, quando è disabilitato continua a funzionare il PLC come era precedentemente, altrimenti, il PLC si aspetta una risposta da ULISSE per proseguire.</text:p>
          <text:p text:style-name="P2"/>
        </text:list-item>
        <text:list-item>
          <text:p text:style-name="P4">Il PLC chiede conferma ad ULISSE alzando la funzione n.7 del sistema EVO e si aspetta come risposta:</text:p>
          <text:p text:style-name="P4">0 = DATAMATRIX OK.</text:p>
          <text:p text:style-name="P4">1 = DATAMATRIX NOT OK.</text:p>
          <text:p text:style-name="P2"/>
        </text:list-item>
        <text:list-item>
          <text:p text:style-name="P4">La stringa letta dallo scanner può essere prelevata dalla DB655 a partire dal byte 116 per una lunghezza di 40 caratter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5T14:37:56.93</meta:creation-date>
    <dc:date>2012-04-05T14:49:42.56</dc:date>
    <meta:editing-duration>PT11M47S</meta:editing-duration>
    <meta:editing-cycles>2</meta:editing-cycles>
    <meta:generator>LibreOffice/3.4$Win32 LibreOffice_project/340m1$Build-302</meta:generator>
    <meta:document-statistic meta:table-count="0" meta:image-count="0" meta:object-count="0" meta:page-count="1" meta:paragraph-count="7" meta:word-count="97" meta:character-count="561" meta:non-whitespace-character-count="474"/>
  </office:meta>
</office:document-meta>
</file>